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465d7b" officeooo:paragraph-rsid="00465d7b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49baab" officeooo:paragraph-rsid="0049baab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4cb557" officeooo:paragraph-rsid="004cb557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4cb557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4b15ed" style:font-size-asian="14pt" style:font-name-complex="Arial" style:font-size-complex="14pt"/>
    </style:style>
    <style:style style:name="P1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normal" officeooo:rsid="004e015a" officeooo:paragraph-rsid="004e015a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1" fo:font-size="11pt" fo:language="ca" fo:country="ES" fo:font-weight="normal" officeooo:rsid="004ef521" officeooo:paragraph-rsid="004ef521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Arial1" fo:font-size="11pt" fo:language="ca" fo:country="ES" fo:font-weight="normal" officeooo:rsid="00503d0c" officeooo:paragraph-rsid="00503d0c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51df91" officeooo:paragraph-rsid="0051df91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bold" officeooo:rsid="004e015a" officeooo:paragraph-rsid="004e015a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Arial1" fo:font-size="11pt" fo:language="ca" fo:country="ES" fo:font-weight="bold" officeooo:rsid="004ef521" officeooo:paragraph-rsid="004ef521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bold" officeooo:rsid="00503d0c" officeooo:paragraph-rsid="00503d0c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Arial1" fo:font-size="11pt" fo:language="ca" fo:country="ES" fo:font-weight="bold" officeooo:rsid="0051df91" officeooo:paragraph-rsid="0051df91" style:font-size-asian="11pt" style:font-weight-asian="bold" style:font-size-complex="11pt" style:font-weight-complex="bold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65d7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5b0fe" style:font-weight-asian="bold" style:font-weight-complex="bold"/>
    </style:style>
    <style:style style:name="T8" style:family="text">
      <style:text-properties officeooo:rsid="00465d7b"/>
    </style:style>
    <style:style style:name="T9" style:family="text">
      <style:text-properties officeooo:rsid="004b15ed"/>
    </style:style>
    <style:style style:name="T10" style:family="text">
      <style:text-properties officeooo:rsid="004cb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àctica <text:span text:style-name="T10">4</text:span>: <text:span text:style-name="T9">Model d'execució de funcions i recursivitat.</text:span></text:p>
      <text:p text:style-name="P3"><text:span text:style-name="T4">L’objectiu d’aquesta pràctica és introduir</text:span><text:span text:style-name="T5"> a l’alumne en els conceptes de pila d’execució de funcions i recursivitat.</text:span></text:p>
      <text:p text:style-name="P4"/>
      <text:p text:style-name="P8"/>
      <text:p text:style-name="P8"/>
      <text:p text:style-name="P10">Els programes següents han de <text:span text:style-name="T6">codificar-se amb Python </text:span><text:span text:style-name="T7">i Java</text:span><text:span text:style-name="T6">.</text:span></text:p>
      <text:p text:style-name="P16"/>
      <text:p text:style-name="P16"/>
      <text:p text:style-name="P16">Exercici <text:span text:style-name="T10">1</text:span>: <text:span text:style-name="T10">Suma fins un número.</text:span></text:p>
      <text:p text:style-name="P13">Fes una funció recursiva que sumi tots els números entre un donat (per paràmetre) i zero. <text:s/>Fes també el programa per cridar-la amb diferents exemples</text:p>
      <text:p text:style-name="P8"/>
      <text:p text:style-name="P19">Java:</text:p>
      <text:p text:style-name="P23">import java.io.*;</text:p>
      <text:p text:style-name="P23">public class Exercici1{</text:p>
      <text:p text:style-name="P23"><text:tab/>public static void main(String[] args) throws IOException {</text:p>
      <text:p text:style-name="P23"><text:tab/><text:tab/>BufferedReader reader = new BufferedReader(new InputStreamReader(System.in));</text:p>
      <text:p text:style-name="P23"><text:tab/><text:tab/>System.out.print("Primer número: ");</text:p>
      <text:p text:style-name="P23"><text:tab/><text:tab/>int num=Integer.parseInt(reader.readLine());</text:p>
      <text:p text:style-name="P23"><text:tab/><text:tab/>int result = sumarCuentaRegresiva(num);</text:p>
      <text:p text:style-name="P23"><text:tab/><text:tab/>System.out.println(result);</text:p>
      <text:p text:style-name="P23"><text:tab/>}</text:p>
      <text:p text:style-name="P23"><text:tab/></text:p>
      <text:p text:style-name="P23"><text:tab/>public static int sumarCuentaRegresiva(int n){</text:p>
      <text:p text:style-name="P23"><text:s text:c="8"/>if(n == 0) {</text:p>
      <text:p text:style-name="P23"><text:s text:c="11"/>return 0;</text:p>
      <text:p text:style-name="P23"><text:s text:c="8"/>}else {</text:p>
      <text:p text:style-name="P23"><text:s text:c="8"/><text:tab/>return n + sumarCuentaRegresiva(n-1);</text:p>
      <text:p text:style-name="P23"><text:s text:c="8"/>}</text:p>
      <text:p text:style-name="P23"><text:s/>}</text:p>
      <text:p text:style-name="P23">}</text:p>
      <text:p text:style-name="P23"/>
      <text:p text:style-name="P19">Python:</text:p>
      <text:p text:style-name="P23">#!/usr/bin/env python</text:p>
      <text:p text:style-name="P23"># -*- coding: utf-8 -*-</text:p>
      <text:p text:style-name="P23"/>
      <text:p text:style-name="P23"><text:soft-page-break/>def sumarCuentaRegresiva(n):</text:p>
      <text:p text:style-name="P23"><text:tab/>if ( n == 0):</text:p>
      <text:p text:style-name="P23"><text:tab/><text:tab/>return 0</text:p>
      <text:p text:style-name="P23"><text:tab/>else:</text:p>
      <text:p text:style-name="P23"><text:tab/><text:tab/>return n + sumarCuentaRegresiva(n-1)</text:p>
      <text:p text:style-name="P23"/>
      <text:p text:style-name="P23">num = int(input("Primer número: "))</text:p>
      <text:p text:style-name="P23"/>
      <text:p text:style-name="P23">print(sumarCuentaRegresiva(num))</text:p>
      <text:p text:style-name="P23"/>
      <text:p text:style-name="P16">Exercici <text:span text:style-name="T10">2</text:span>: <text:span text:style-name="T10">Suma entre dos números.</text:span></text:p>
      <text:p text:style-name="P13">Fes una funció recursiva que sumi tots els números entre dos donats (per paràmetre). <text:s/>Fes també el programa per cridar-la amb diferents exemples</text:p>
      <text:p text:style-name="P8"/>
      <text:p text:style-name="P20">Java:</text:p>
      <text:p text:style-name="P24">import java.io.BufferedReader;</text:p>
      <text:p text:style-name="P24">import java.io.IOException;</text:p>
      <text:p text:style-name="P24">import java.io.InputStreamReader;</text:p>
      <text:p text:style-name="P24">public class Exercici2{</text:p>
      <text:p text:style-name="P24"><text:tab/>public static void main(String[] args) throws IOException {</text:p>
      <text:p text:style-name="P24"><text:tab/><text:tab/>BufferedReader reader = new BufferedReader(new InputStreamReader(System.in));</text:p>
      <text:p text:style-name="P24"><text:tab/><text:tab/>System.out.print("Primer número: ");</text:p>
      <text:p text:style-name="P24"><text:tab/><text:tab/>int num1=Integer.parseInt(reader.readLine());</text:p>
      <text:p text:style-name="P24"><text:tab/><text:tab/>System.out.print("Segundo número: ");</text:p>
      <text:p text:style-name="P24"><text:tab/><text:tab/>int num2=Integer.parseInt(reader.readLine());</text:p>
      <text:p text:style-name="P24"><text:tab/><text:tab/></text:p>
      <text:p text:style-name="P24"><text:tab/><text:tab/>int result = sumarCuentaRegresiva(num1, num2);</text:p>
      <text:p text:style-name="P24"><text:tab/><text:tab/>System.out.println(result);</text:p>
      <text:p text:style-name="P24"><text:tab/>}</text:p>
      <text:p text:style-name="P24"><text:tab/></text:p>
      <text:p text:style-name="P24"><text:tab/>public static int sumarCuentaRegresiva(int num1,int num2){</text:p>
      <text:p text:style-name="P24"><text:tab/><text:tab/>if(num1 == num2) {</text:p>
      <text:p text:style-name="P24"><text:tab/><text:tab/><text:tab/>return num1;</text:p>
      <text:p text:style-name="P24"><text:tab/><text:tab/>}</text:p>
      <text:p text:style-name="P24"><text:tab/><text:tab/></text:p>
      <text:p text:style-name="P24"><text:tab/><text:tab/>if(num1 &gt; num2) {</text:p>
      <text:p text:style-name="P24"><text:tab/><text:tab/><text:tab/>int n = num2 + sumarCuentaRegresiva(num1,num2+1);</text:p>
      <text:p text:style-name="P24"><text:soft-page-break/><text:tab/><text:tab/><text:tab/>return n;</text:p>
      <text:p text:style-name="P24"><text:tab/><text:tab/>}</text:p>
      <text:p text:style-name="P24"><text:tab/><text:tab/></text:p>
      <text:p text:style-name="P24"><text:tab/><text:tab/>if(num1 &lt; num2) {</text:p>
      <text:p text:style-name="P24"><text:tab/><text:tab/><text:tab/>int n = num1 + sumarCuentaRegresiva(num1+1,num2);</text:p>
      <text:p text:style-name="P24"><text:tab/><text:tab/><text:tab/>return n;</text:p>
      <text:p text:style-name="P24"><text:tab/><text:tab/>}</text:p>
      <text:p text:style-name="P24"><text:tab/><text:tab/></text:p>
      <text:p text:style-name="P24"><text:tab/><text:tab/>return 0;</text:p>
      <text:p text:style-name="P24"><text:tab/>}</text:p>
      <text:p text:style-name="P24">}</text:p>
      <text:p text:style-name="P21">Python:</text:p>
      <text:p text:style-name="P25">#!/usr/bin/env python</text:p>
      <text:p text:style-name="P25"># -*- coding: utf-8 -*-</text:p>
      <text:p text:style-name="P25"/>
      <text:p text:style-name="P25">def sumarCuentaRegresiva(num1, num2):</text:p>
      <text:p text:style-name="P25"><text:tab/>if (num1 == num2):</text:p>
      <text:p text:style-name="P25"><text:tab/><text:tab/>return num1</text:p>
      <text:p text:style-name="P25"/>
      <text:p text:style-name="P25"><text:tab/>if (num1 &gt; num2):</text:p>
      <text:p text:style-name="P25"><text:tab/><text:tab/>n = num2 + sumarCuentaRegresiva(num1, num2+1)</text:p>
      <text:p text:style-name="P25"><text:tab/><text:tab/>return n</text:p>
      <text:p text:style-name="P25"/>
      <text:p text:style-name="P25"><text:tab/>if (num1 &lt; num2):</text:p>
      <text:p text:style-name="P25"><text:tab/><text:tab/>n = num2 + sumarCuentaRegresiva(num1+1, num2)</text:p>
      <text:p text:style-name="P25"><text:tab/><text:tab/>return n</text:p>
      <text:p text:style-name="P25"><text:tab/>return 0</text:p>
      <text:p text:style-name="P25"/>
      <text:p text:style-name="P25">num1 = int(input("Primer número: "))</text:p>
      <text:p text:style-name="P25">num2 = int(input("Segundo número: "))</text:p>
      <text:p text:style-name="P25"/>
      <text:p text:style-name="P25">print(sumarCuentaRegresiva(num1,num2))</text:p>
      <text:p text:style-name="P25"/>
      <text:p text:style-name="P14">Exercici <text:span text:style-name="T10">3</text:span>: <text:span text:style-name="T8">Factorial d’un número.</text:span></text:p>
      <text:p text:style-name="P11">El factorial d’un número pot definir-se recursivament de la següent forma:</text:p>
      <text:p text:style-name="P11">fact(n)= <text:tab/>1 <text:tab/><text:tab/>si n=0</text:p>
      <text:p text:style-name="P11"><text:tab/><text:tab/>n*fact(n-1) <text:tab/>si n&gt;0</text:p>
      <text:p text:style-name="P11">Fes un programa recursiu que donat un enter, calculi el seu factorial.</text:p>
      <text:p text:style-name="P22"><text:soft-page-break/>Java:</text:p>
      <text:p text:style-name="P26">import java.io.BufferedReader;</text:p>
      <text:p text:style-name="P26">import java.io.IOException;</text:p>
      <text:p text:style-name="P26">import java.io.InputStreamReader;</text:p>
      <text:p text:style-name="P26">public class Exercici3{</text:p>
      <text:p text:style-name="P26"><text:tab/>public static void main(String[] args) throws IOException {</text:p>
      <text:p text:style-name="P26"><text:tab/><text:tab/>BufferedReader reader = new BufferedReader(new InputStreamReader(System.in));</text:p>
      <text:p text:style-name="P26"><text:tab/><text:tab/>System.out.print("Primer número: ");</text:p>
      <text:p text:style-name="P26"><text:tab/><text:tab/>int num=Integer.parseInt(reader.readLine());</text:p>
      <text:p text:style-name="P26"><text:tab/><text:tab/>int result = factorial(num);</text:p>
      <text:p text:style-name="P26"><text:tab/><text:tab/>System.out.println(result);</text:p>
      <text:p text:style-name="P26"><text:tab/>}</text:p>
      <text:p text:style-name="P26"><text:tab/></text:p>
      <text:p text:style-name="P26"><text:tab/>public static int factorial(int n){</text:p>
      <text:p text:style-name="P26"><text:tab/><text:tab/>if (n==0) {</text:p>
      <text:p text:style-name="P26"><text:tab/><text:tab/><text:tab/>return 1;</text:p>
      <text:p text:style-name="P26"><text:tab/><text:tab/>}else {</text:p>
      <text:p text:style-name="P26"><text:tab/><text:tab/><text:tab/>return n*(factorial(n-1));</text:p>
      <text:p text:style-name="P26"><text:tab/><text:tab/>}</text:p>
      <text:p text:style-name="P26"><text:tab/>}</text:p>
      <text:p text:style-name="P26">}</text:p>
      <text:p text:style-name="P22"/>
      <text:p text:style-name="P22">Python:</text:p>
      <text:p text:style-name="P26">#!/usr/bin/env python</text:p>
      <text:p text:style-name="P26"># -*- coding: utf-8 -*-</text:p>
      <text:p text:style-name="P26"/>
      <text:p text:style-name="P26">def factorial(n):</text:p>
      <text:p text:style-name="P26"><text:tab/>if (n == 0):</text:p>
      <text:p text:style-name="P26"><text:tab/><text:tab/>return 1</text:p>
      <text:p text:style-name="P26"><text:tab/>else:</text:p>
      <text:p text:style-name="P26"><text:tab/><text:tab/>return n*(factorial(n-1))</text:p>
      <text:p text:style-name="P26"/>
      <text:p text:style-name="P26">num = int(input("Primer número: "))</text:p>
      <text:p text:style-name="P26"/>
      <text:p text:style-name="P26">print(factorial(num))</text:p>
      <text:p text:style-name="P26"/>
      <text:p text:style-name="P9"/>
      <text:p text:style-name="P15"><text:soft-page-break/>Exercici <text:span text:style-name="T10">4</text:span>: <text:span text:style-name="T8">Torres de Hanoi (opcional)</text:span></text:p>
      <text:p text:style-name="P12">Busca per Internet l'algorisme per calcular els moviments del lloc de les torres de Hanoi (que van veure el primer dia de classe).</text:p>
      <text:p text:style-name="P12">Implementa’l en Java i Python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4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3</text:page-number></text:span><text:span text:style-name="MT3"> de </text:span><text:span text:style-name="MT3"><text:page-count style:num-format="1">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2-12T03:45:34.217990452</dc:date>
    <meta:print-date>2011-03-02T18:52:00</meta:print-date>
    <dc:language>ca-ES</dc:language>
    <meta:editing-cycles>83</meta:editing-cycles>
    <meta:editing-duration>PT14H12M26S</meta:editing-duration>
    <meta:document-statistic meta:table-count="2" meta:image-count="1" meta:object-count="0" meta:page-count="5" meta:paragraph-count="129" meta:word-count="470" meta:character-count="3674" meta:non-whitespace-character-count="3150"/>
    <meta:user-defined meta:name="Info 1"/>
    <meta:user-defined meta:name="Info 2"/>
    <meta:user-defined meta:name="Info 3"/>
    <meta:user-defined meta:name="Info 4"/>
  </office:meta>
</office:document-meta>
</file>